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style:text-properties fo:font-style="normal" style:font-style-asian="normal" style:font-style-complex="normal"/>
    </style:style>
    <style:style style:name="P4" style:family="paragraph" style:parent-style-name="Standard">
      <style:paragraph-properties fo:line-height="200%" fo:text-align="center" style:justify-single-word="false"/>
      <style:text-properties fo:font-style="normal" style:font-style-asian="normal" style:font-style-complex="normal"/>
    </style:style>
    <style:style style:name="P5" style:family="paragraph" style:parent-style-name="Standard">
      <style:paragraph-properties fo:line-height="200%" fo:text-align="start" style:justify-single-word="false"/>
      <style:text-properties fo:font-style="normal" style:font-style-asian="normal" style:font-style-complex="normal"/>
    </style:style>
    <style:style style:name="P6" style:family="paragraph" style:parent-style-name="Standard">
      <style:paragraph-properties fo:margin-left="0.5in" fo:margin-right="0in" fo:line-height="200%" fo:text-align="start" style:justify-single-word="false" fo:text-indent="-0.5in" style:auto-text-indent="false">
        <style:tab-stops/>
      </style:paragraph-properties>
    </style:style>
    <style:style style:name="P7" style:family="paragraph" style:parent-style-name="Standard">
      <style:paragraph-properties fo:line-height="200%" fo:break-before="page"/>
    </style:style>
    <style:style style:name="P8" style:family="paragraph" style:parent-style-name="Standard">
      <style:paragraph-properties fo:line-height="2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 Kaufman</text:p>
      <text:p text:style-name="P1">Mr. Niedringhaus</text:p>
      <text:p text:style-name="P1">World History</text:p>
      <text:p text:style-name="P1">16 November 2014</text:p>
      <text:p text:style-name="P2">Section C</text:p>
      <text:p text:style-name="P6">Pappé, Ilan. <text:s/><text:span text:style-name="T1">The Making of the Arab-Israeli Conflict, 1947-51</text:span>. <text:s/>London: I.B. Tauris &amp; Co Ltd, 1992.</text:p>
      <text:p text:style-name="P1"><text:tab/><text:span text:style-name="T1">The Making of the Arab-Israeli Conflict, 1947-51 </text:span><text:span text:style-name="T2">is a book written by Ilan Pappé, published in 1992. <text:s/>The purpose of the book is to present the history of the Arab-Israeli War of 1948 and the ensuing tensions in the region with special emphasis on the changes in historiography due to the declassification of information in both British and Israeli archives. <text:s/>The source provides valuable explication and commentary on the Arab-Israeli War, presents sources from all sides of the conflict, thus avoiding partisan bias on the part of Israel or the Arab nations. <text:s/>However, the source is limited because the author Ilan Pappé is also a political activist in Israeli politics, so his choice of sources and analysis may be biased to support his own political beliefs, including economic and political boycotts against Israel and the formation of a binational state of Palestine.</text:span></text:p>
      <text:p text:style-name="P3"/>
      <text:p text:style-name="P7">Will Kaufman</text:p>
      <text:p text:style-name="P1">Mr. Niedringhaus</text:p>
      <text:p text:style-name="P1">World History</text:p>
      <text:p text:style-name="P1">5 December 2014</text:p>
      <text:p text:style-name="P1">Thesis Question: to what extent was the Arab Israeli War of 1948 a defensive war on the part of the Israelis?</text:p>
      <text:p text:style-name="P4">Section C (Part 2)</text:p>
      <text:p text:style-name="P6">“The Nabka, 65 Years of Dispossession and Apartheid.” <text:s/>Institute For Middle East Understanding. <text:s/>Last modified 8 May 2013. <text:s/>Accessed 21 November 2014. <text:s/>&lt;<text:a xlink:type="simple" xlink:href="http://imeu.org/" text:style-name="Internet_20_link" text:visited-style-name="Visited_20_Internet_20_Link">http://imeu.org/</text:a>&gt;.</text:p>
      <text:p text:style-name="P5"><text:tab/>“The Nabka, 65 Years of Dispossession and Apartheid” is an article written by the Institute for Middle East Understanding in May of 2013. <text:s/>The purpose of the website is to “to increase the public's understanding about the socio-economic, political and cultural aspects of Palestine, Palestinians and Palestinian Americans.” <text:s/>The purpose of the article specifically is to present various facts that support the “ethnic cleansing” of the Palestinian territory in the late 1940's. <text:s/>The source provides valuable perspectives and pieces of evidence from various revisionist historians, as well as information regarding the consequences of the events during the Arab Israeli War. <text:s/>However, the source is limited because the Institute for Middle East Understanding is a pro-Palestinian organization and the article clearly omits facts that challenge the idea of the forced expulsion of Palestini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 Kaufman</meta:initial-creator>
    <meta:creation-date>2014-11-16T18:46:51</meta:creation-date>
    <dc:date>2014-12-04T20:42:44</dc:date>
    <dc:creator>Will Kaufman</dc:creator>
    <meta:editing-duration>PT2H13M26S</meta:editing-duration>
    <meta:editing-cycles>136</meta:editing-cycles>
    <meta:generator>OpenOffice/4.1.1$Unix OpenOffice.org_project/411m6$Build-9775</meta:generator>
    <meta:document-statistic meta:table-count="0" meta:image-count="0" meta:object-count="0" meta:page-count="2" meta:paragraph-count="15" meta:word-count="359" meta:character-count="2287"/>
  </office:meta>
</office:document-meta>
</file>